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51" table:formula="of:=[.C15]-[.F1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10-31" calcext:value-type="date">
            <text:p>31/10/2025</text:p>
          </table:table-cell>
          <table:table-cell table:style-name="ce36" office:value-type="string" calcext:value-type="string">
            <text:p>Mens. 10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não</text:p>
          </table:table-cell>
          <table:table-cell table:style-name="ce40" office:value-type="float" office:value="0" calcext:value-type="float">
            <text:p>-</text:p>
          </table:table-cell>
          <table:table-cell table:style-name="ce30"/>
          <table:table-cell table:style-name="ce51" table:formula="of:=[.C16]-[.F16]" office:value-type="float" office:value="160" calcext:value-type="float">
            <text:p>160,00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6])" office:value-type="float" office:value="160" calcext:value-type="float">
            <text:p>160,00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6:51.849576058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6:51.85176009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6:52.178767281</dc:date>
    <meta:print-date>2017-09-28T11:35:16</meta:print-date>
    <dc:language>pt-PT</dc:language>
    <meta:editing-cycles>527</meta:editing-cycles>
    <meta:editing-duration>P2DT14H3M58S</meta:editing-duration>
    <meta:printed-by>Carlos Augusto Marcicano</meta:printed-by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